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3.769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1.924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.5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size="10.5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font-size="10.5pt" fo:font-weight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Stecker-</text:p>
            <text:p>bezeichnung</text:p>
          </table:table-cell>
          <table:table-cell table:style-name="ce1" office:value-type="string">
            <text:p>Angeschlossene</text:p>
            <text:p>Komponente</text:p>
          </table:table-cell>
          <table:table-cell table:style-name="ce1" office:value-type="string">
            <text:p>Steckertyp</text:p>
          </table:table-cell>
          <table:table-cell table:style-name="ce4" office:value-type="string">
            <text:p>Stecker</text:p>
            <text:p>-Nr.</text:p>
          </table:table-cell>
          <table:table-cell table:style-name="ce6" office:value-type="string">
            <text:p>Pin</text:p>
            <text:p>Nr.</text:p>
          </table:table-cell>
          <table:table-cell table:style-name="ce1" office:value-type="string">
            <text:p>Signal-</text:p>
            <text:p>bezeichnung</text:p>
            <text:p>Controllerboard</text:p>
          </table:table-cell>
          <table:table-cell table:style-name="ce1" office:value-type="string">
            <text:p>Signal-</text:p>
            <text:p>bezeichnung</text:p>
            <text:p>Komponente</text:p>
          </table:table-cell>
          <table:table-cell table:style-name="ce1" office:value-type="string">
            <text:p>Signal-</text:p>
            <text:p>beschreibung /</text:p>
            <text:p>Kommentar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Power</text:p>
          </table:table-cell>
          <table:table-cell office:value-type="string">
            <text:p>DC/DC-Wandler</text:p>
            <text:p>und Akku</text:p>
          </table:table-cell>
          <table:table-cell office:value-type="string">
            <text:p>4poliger Stecker,</text:p>
            <text:p>noch festzuleg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cc</text:p>
          </table:table-cell>
          <table:table-cell office:value-type="string">
            <text:p>Vcc</text:p>
          </table:table-cell>
          <table:table-cell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office:value-type="string">
            <text:p>0V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Akku+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string">
            <text:p>Akku-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2" office:value-type="string">
            <text:p>Motor</text:p>
          </table:table-cell>
          <table:table-cell office:value-type="string">
            <text:p>H-Brücke von </text:p>
            <text:p>Motor 1 und 2</text:p>
          </table:table-cell>
          <table:table-cell office:value-type="string">
            <text:p>Pfostenstecker,</text:p>
            <text:p>10polig, 2reihig</text:p>
            <text:p>RM 2,54mm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office:value-type="string">
            <text:p>Vcc</text:p>
          </table:table-cell>
          <table:table-cell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office:value-type="string">
            <text:p>Gnd</text:p>
          </table:table-cell>
          <table:table-cell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Disable</text:p>
          </table:table-cell>
          <table:table-cell office:value-type="string">
            <text:p>Disable</text:p>
          </table:table-cell>
          <table:table-cell/>
        </table:table-row>
        <table:table-row table:style-name="ro4">
          <table:table-cell table:number-columns-repeated="4"/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number-columns-repeated="2" office:value-type="string">
            <text:p>PWM_A</text:p>
          </table:table-cell>
          <table:table-cell/>
        </table:table-row>
        <table:table-row table:style-name="ro4">
          <table:table-cell table:number-columns-repeated="4"/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number-columns-repeated="2" office:value-type="string">
            <text:p>PWM_B</text:p>
          </table:table-cell>
          <table:table-cell/>
        </table:table-row>
        <table:table-row table:style-name="ro4">
          <table:table-cell table:number-columns-repeated="4"/>
          <table:table-cell office:value-type="float" office:value="8">
            <text:p>8</text:p>
          </table:table-cell>
          <table:table-cell office:value-type="string">
            <text:p>OK</text:p>
          </table:table-cell>
          <table:table-cell office:value-type="string">
            <text:p>Status/OK</text:p>
          </table:table-cell>
          <table:table-cell office:value-type="string">
            <text:p>high-actives „alles i.O.“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2" office:value-type="string">
            <text:p>Display</text:p>
          </table:table-cell>
          <table:table-cell office:value-type="string">
            <text:p>Bedieneinheit</text:p>
            <text:p>am Lenker</text:p>
          </table:table-cell>
          <table:table-cell office:value-type="string">
            <text:p>Pfostenstecker,</text:p>
            <text:p>10polig, 2reihig</text:p>
            <text:p>RM 2,54m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office:value-type="string">
            <text:p>Vcc</text:p>
          </table:table-cell>
          <table:table-cell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office:value-type="string">
            <text:p>Gnd</text:p>
          </table:table-cell>
          <table:table-cell/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 office:value-type="string">
            <text:p>"+10V“, </text:p>
            <text:p>DC/DC</text:p>
          </table:table-cell>
          <table:table-cell office:value-type="string">
            <text:p>"+10V“,</text:p>
            <text:p>DC/DC</text:p>
          </table:table-cell>
          <table:table-cell office:value-type="string">
            <text:p>Versorgungsspannung</text:p>
            <text:p>nach Verpolungsschutzdiode</text:p>
          </table:table-cell>
        </table:table-row>
        <table:table-row table:style-name="ro4">
          <table:table-cell table:number-columns-repeated="4"/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office:value-type="string">
            <text:p>Gnd</text:p>
          </table:table-cell>
          <table:table-cell/>
        </table:table-row>
        <table:table-row table:style-name="ro4">
          <table:table-cell table:number-columns-repeated="4"/>
          <table:table-cell office:value-type="float" office:value="5">
            <text:p>5</text:p>
          </table:table-cell>
          <table:table-cell office:value-type="string">
            <text:p>Rxd</text:p>
          </table:table-cell>
          <table:table-cell office:value-type="string">
            <text:p>Txd</text:p>
          </table:table-cell>
          <table:table-cell office:value-type="string">
            <text:p>Daten Display -&gt; uC</text:p>
          </table:table-cell>
        </table:table-row>
        <table:table-row table:style-name="ro4">
          <table:table-cell table:number-columns-repeated="4"/>
          <table:table-cell office:value-type="float" office:value="6">
            <text:p>6</text:p>
          </table:table-cell>
          <table:table-cell office:value-type="string">
            <text:p>Txd</text:p>
          </table:table-cell>
          <table:table-cell office:value-type="string">
            <text:p>Rxd</text:p>
          </table:table-cell>
          <table:table-cell office:value-type="string">
            <text:p>Daten uC -&gt; Display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Reserve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Reserve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2" office:value-type="string">
            <text:p>Lenkung</text:p>
          </table:table-cell>
          <table:table-cell office:value-type="string">
            <text:p>Joystick/Lenkung</text:p>
            <text:p>am Lenker</text:p>
          </table:table-cell>
          <table:table-cell office:value-type="string">
            <text:p>Pfostenstecker,</text:p>
            <text:p>10polig, 2reihig</text:p>
            <text:p>RM 2,54m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ADC0</text:p>
          </table:table-cell>
          <table:table-cell office:value-type="string">
            <text:p>Ux</text:p>
          </table:table-cell>
          <table:table-cell office:value-type="string">
            <text:p>Mittelabgriff Joystick X-Richtung</text:p>
          </table:table-cell>
        </table:table-row>
        <table:table-row table:style-name="ro4">
          <table:table-cell table:number-columns-repeated="4"/>
          <table:table-cell office:value-type="float" office:value="4">
            <text:p>4</text:p>
          </table:table-cell>
          <table:table-cell office:value-type="string">
            <text:p>ADC1</text:p>
          </table:table-cell>
          <table:table-cell office:value-type="string">
            <text:p>Uy</text:p>
          </table:table-cell>
          <table:table-cell office:value-type="string">
            <text:p>Mittelabgriff Joystick Y-Richtung</text:p>
          </table:table-cell>
        </table:table-row>
        <table:table-row table:style-name="ro4">
          <table:table-cell table:number-columns-repeated="4"/>
          <table:table-cell office:value-type="float" office:value="5">
            <text:p>5</text:p>
          </table:table-cell>
          <table:table-cell office:value-type="string">
            <text:p>Taster In</text:p>
          </table:table-cell>
          <table:table-cell office:value-type="string">
            <text:p>Taster</text:p>
          </table:table-cell>
          <table:table-cell office:value-type="string">
            <text:p>Taster, intern gepulled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I/O</text:p>
          </table:table-cell>
          <table:table-cell office:value-type="string">
            <text:p>Reserve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Reserve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Reserve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2" office:value-type="string">
            <text:p>RS232</text:p>
          </table:table-cell>
          <table:table-cell office:value-type="string">
            <text:p>Serielle Leitung</text:p>
            <text:p>zu PC, Debug etc</text:p>
          </table:table-cell>
          <table:table-cell office:value-type="string">
            <text:p>Molex, </text:p>
            <text:p>4polig, 1 reihig</text:p>
            <text:p>RM 2,54m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RxD</text:p>
          </table:table-cell>
          <table:table-cell office:value-type="string">
            <text:p>Daten uC-&gt;PC</text:p>
          </table:table-cell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RxD</text:p>
          </table:table-cell>
          <table:table-cell office:value-type="string">
            <text:p>TxD</text:p>
          </table:table-cell>
          <table:table-cell office:value-type="string">
            <text:p>Daten PC -&gt; uC</text:p>
          </table:table-cell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Gnd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string">
            <text:p>n/c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2" office:value-type="string">
            <text:p>Tacho</text:p>
          </table:table-cell>
          <table:table-cell office:value-type="string">
            <text:p>Tachometer links</text:p>
            <text:p>und rechts</text:p>
          </table:table-cell>
          <table:table-cell office:value-type="string">
            <text:p>Pfostenstecker,</text:p>
            <text:p>10polig, 2reihig</text:p>
            <text:p>RM 2,54mm</text:p>
          </table:table-cell>
          <table:table-cell office:value-type="float" office:value="7.8">
            <text:p>7,8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I/O 6 (IRQ)</text:p>
          </table:table-cell>
          <table:table-cell/>
          <table:table-cell office:value-type="string">
            <text:p>Interrupfähiger Eingang</text:p>
          </table:table-cell>
        </table:table-row>
        <table:table-row table:style-name="ro4">
          <table:table-cell table:number-columns-repeated="4"/>
          <table:table-cell office:value-type="float" office:value="4">
            <text:p>4</text:p>
          </table:table-cell>
          <table:table-cell office:value-type="string">
            <text:p>I/O </text:p>
          </table:table-cell>
          <table:table-cell/>
          <table:table-cell office:value-type="string">
            <text:p>I/O, intern high gepulled</text:p>
          </table:table-cell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string">
            <text:p>U_led</text:p>
          </table:table-cell>
          <table:table-cell office:value-type="string">
            <text:p>LED</text:p>
          </table:table-cell>
          <table:table-cell office:value-type="string">
            <text:p>Stromquelle für LED, 680R</text:p>
            <text:p>nach Vcc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n/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n/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4">
          <table:table-cell table:number-columns-repeated="4"/>
          <table:table-cell office:value-type="float" office:value="10">
            <text:p>10</text:p>
          </table:table-cell>
          <table:table-cell office:value-type="string">
            <text:p>nc/</text:p>
          </table:table-cell>
          <table:table-cell office:value-type="string">
            <text:p>Brücke 9-1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2" office:value-type="string">
            <text:p>Lichtschranke</text:p>
          </table:table-cell>
          <table:table-cell office:value-type="string">
            <text:p>Lichtschranke,</text:p>
            <text:p>Fahreranwesenheit</text:p>
          </table:table-cell>
          <table:table-cell office:value-type="string">
            <text:p>Pfostenstecker,</text:p>
            <text:p>10polig, 2reihig</text:p>
            <text:p>RM 2,54mm</text:p>
          </table:table-cell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PWM_IR_Led1</text:p>
          </table:table-cell>
          <table:table-cell/>
          <table:table-cell office:value-type="string">
            <text:p>PWM-Signal für IR-LED,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PWM_IR_Led2</text:p>
          </table:table-cell>
          <table:table-cell/>
          <table:table-cell office:value-type="string">
            <text:p>interner Vorwiderstand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PWM_IR_Led3</text:p>
          </table:table-cell>
          <table:table-cell/>
          <table:table-cell office:value-type="string">
            <text:p>schon vorhanden</text:p>
          </table:table-cell>
        </table:table-row>
        <table:table-row table:style-name="ro4">
          <table:table-cell table:number-columns-repeated="4"/>
          <table:table-cell office:value-type="float" office:value="6">
            <text:p>6</text:p>
          </table:table-cell>
          <table:table-cell office:value-type="string">
            <text:p>I/O</text:p>
          </table:table-cell>
          <table:table-cell/>
          <table:table-cell office:value-type="string">
            <text:p>IR-Empfänger TTL-Out</text:p>
          </table:table-cell>
        </table:table-row>
        <table:table-row table:style-name="ro4">
          <table:table-cell table:number-columns-repeated="4"/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/>
          <table:table-cell office:value-type="string">
            <text:p>IR-Empfänger TTL-Out</text:p>
          </table:table-cell>
        </table:table-row>
        <table:table-row table:style-name="ro4">
          <table:table-cell table:number-columns-repeated="4"/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/>
          <table:table-cell office:value-type="string">
            <text:p>IR-Empfänger TTL-Out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6">
          <table:table-cell table:style-name="ce2" office:value-type="string">
            <text:p>Gyroskop</text:p>
          </table:table-cell>
          <table:table-cell office:value-type="string">
            <text:p>Gyro1 und 2</text:p>
          </table:table-cell>
          <table:table-cell office:value-type="string">
            <text:p>2 Pfostenstecker</text:p>
            <text:p>12polig, 2reihig, </text:p>
            <text:p>RM 2,54 mm</text:p>
            <text:p>90° zueinander</text:p>
          </table:table-cell>
          <table:table-cell office:value-type="float" office:value="11.12">
            <text:p>11,12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MOSI</text:p>
          </table:table-cell>
          <table:table-cell office:value-type="string">
            <text:p>Din</text:p>
          </table:table-cell>
          <table:table-cell office:value-type="string">
            <text:p>Daten uC-&gt;Gyro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string">
            <text:p>SCLK</text:p>
          </table:table-cell>
          <table:table-cell office:value-type="string">
            <text:p>serieller Takt</text:p>
          </table:table-cell>
        </table:table-row>
        <table:table-row table:style-name="ro4">
          <table:table-cell table:number-columns-repeated="4"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office:value-type="string">
            <text:p>Dout</text:p>
          </table:table-cell>
          <table:table-cell office:value-type="string">
            <text:p>Daten Gyro-&gt;uC</text:p>
          </table:table-cell>
        </table:table-row>
        <table:table-row table:style-name="ro4">
          <table:table-cell table:number-columns-repeated="4"/>
          <table:table-cell office:value-type="float" office:value="6">
            <text:p>6</text:p>
          </table:table-cell>
          <table:table-cell office:value-type="string">
            <text:p>I/O</text:p>
          </table:table-cell>
          <table:table-cell office:value-type="string">
            <text:p>Selftest 1</text:p>
          </table:table-cell>
          <table:table-cell/>
        </table:table-row>
        <table:table-row table:style-name="ro4">
          <table:table-cell table:number-columns-repeated="4"/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Selftest 2</text:p>
          </table:table-cell>
          <table:table-cell/>
        </table:table-row>
        <table:table-row table:style-name="ro4">
          <table:table-cell table:number-columns-repeated="4"/>
          <table:table-cell office:value-type="float" office:value="8">
            <text:p>8</text:p>
          </table:table-cell>
          <table:table-cell office:value-type="string">
            <text:p>/CS1,/CS2</text:p>
          </table:table-cell>
          <table:table-cell office:value-type="string">
            <text:p>/CS</text:p>
          </table:table-cell>
          <table:table-cell office:value-type="string">
            <text:p>Chipselect, low-active</text:p>
          </table:table-cell>
        </table:table-row>
        <table:table-row table:style-name="ro4">
          <table:table-cell table:number-columns-repeated="4"/>
          <table:table-cell office:value-type="float" office:value="9">
            <text:p>9</text:p>
          </table:table-cell>
          <table:table-cell office:value-type="string">
            <text:p>ADC</text:p>
          </table:table-cell>
          <table:table-cell office:value-type="string">
            <text:p>Vref_out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n/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string">
            <text:p>n/c</text:p>
          </table:table-cell>
          <table:table-cell office:value-type="string">
            <text:p>Brücke 9-1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6">
          <table:table-cell table:style-name="ce2" office:value-type="string">
            <text:p>Accelerometer</text:p>
          </table:table-cell>
          <table:table-cell office:value-type="string">
            <text:p>Beschleunigungs</text:p>
            <text:p>sensor</text:p>
          </table:table-cell>
          <table:table-cell office:value-type="string">
            <text:p>2 Pfostenstecker</text:p>
            <text:p>12polig, 2reihig, </text:p>
            <text:p>RM 2,54 mm</text:p>
            <text:p>90° zueinander</text:p>
          </table:table-cell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float" office:value="3">
            <text:p>3</text:p>
          </table:table-cell>
          <table:table-cell office:value-type="string">
            <text:p>IO</text:p>
          </table:table-cell>
          <table:table-cell office:value-type="string">
            <text:p>Selftest</text:p>
          </table:table-cell>
          <table:table-cell/>
        </table:table-row>
        <table:table-row table:style-name="ro4">
          <table:table-cell table:number-columns-repeated="4"/>
          <table:table-cell office:value-type="float" office:value="4">
            <text:p>4</text:p>
          </table:table-cell>
          <table:table-cell office:value-type="string">
            <text:p>PWM_IN</text:p>
          </table:table-cell>
          <table:table-cell office:value-type="string">
            <text:p>Yout</text:p>
          </table:table-cell>
          <table:table-cell office:value-type="string">
            <text:p>per Jumper: entweder X oder</text:p>
          </table:table-cell>
        </table:table-row>
        <table:table-row table:style-name="ro4">
          <table:table-cell table:number-columns-repeated="4"/>
          <table:table-cell office:value-type="float" office:value="5">
            <text:p>5</text:p>
          </table:table-cell>
          <table:table-cell office:value-type="string">
            <text:p>PWM_IN</text:p>
          </table:table-cell>
          <table:table-cell office:value-type="string">
            <text:p>Xout</text:p>
          </table:table-cell>
          <table:table-cell office:value-type="string">
            <text:p>Y auf den PWM-Eingang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n/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n/c</text:p>
          </table:table-cell>
          <table:table-cell office:value-type="string">
            <text:p>Brücke 7-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n/c</text:p>
          </table:table-cell>
          <table:table-cell office:value-type="string">
            <text:p>Brücke 7-8</text:p>
          </table:table-cell>
          <table:table-cell/>
        </table:table-row>
        <table:table-row table:style-name="ro1" table:number-rows-repeated="654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1" style:language-asian="de" style:country-asian="DE" style:font-name-complex="Bitstream Vera Sans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19">19.10.2006</text:date>, <text:time>23:57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0-19T23:10:39</meta:creation-date>
    <dc:date>2006-10-19T23:57:35</dc:date>
    <dc:language>de-DE</dc:language>
    <meta:editing-cycles>7</meta:editing-cycles>
    <meta:editing-duration>PT46M57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